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Ultra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draw:marker-start-width="0.275cm" draw:marker-end-width="0.275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="Arrow" draw:marker-start-width="0.11cm" draw:marker-end="Arrow" draw:marker-end-width="0.1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Ultrafine_20_Dashed"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="Arrow" draw:marker-start-width="0.1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4" style:family="paragraph">
      <style:paragraph-properties fo:margin-left="0cm" fo:margin-right="0cm" fo:text-indent="0cm"/>
      <style:text-properties fo:font-family="'Standard Symbols L'" style:font-pitch="variable" style:font-charset="x-symbol" fo:font-style="italic" style:font-style-asian="italic" style:font-style-complex="italic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Century Schoolbook L'" style:font-family-generic="roman" style:font-pitch="variable" fo:font-size="22pt" fo:font-style="italic"/>
    </style:style>
    <style:style style:name="T2" style:family="text">
      <style:text-properties style:text-position="sub 58%" fo:font-family="'Century Schoolbook L'" style:font-family-generic="roman" style:font-pitch="variable" fo:font-size="22pt" fo:font-style="italic" style:font-size-asian="18pt" style:font-size-complex="18pt"/>
    </style:style>
    <style:style style:name="T3" style:family="text">
      <style:text-properties fo:font-family="'Standard Symbols L'" style:font-pitch="variable" style:font-charset="x-symbol" fo:font-style="italic" style:font-style-asian="italic" style:font-style-complex="italic"/>
    </style:style>
    <style:style style:name="T4" style:family="text">
      <style:text-properties style:text-position="sub 58%" fo:font-family="'Century Schoolbook L'" style:font-family-generic="roman" style:font-pitch="variable" fo:font-size="22pt" fo:font-style="normal" style:font-size-asian="18pt" style:font-style-asian="normal" style:font-size-complex="18pt" style:font-style-complex="normal"/>
    </style:style>
    <style:style style:name="T5" style:family="text">
      <style:text-properties style:text-position="sub 58%" fo:font-family="'Century Schoolbook L'" style:font-family-generic="roman" style:font-pitch="variable" fo:font-size="22pt" fo:font-style="italic"/>
    </style:style>
    <style:style style:name="T6" style:family="text">
      <style:text-properties style:text-position="sub 58%" fo:font-family="'Century Schoolbook L'" style:font-family-generic="roman" style:font-pitch="variable" fo:font-size="22pt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7.482cm" svg:height="7.5cm" svg:x="0.778cm" svg:y="1.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8.8cm" svg:height="8.8cm" svg:x="0.1cm" svg:y="0.8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6.204cm" svg:height="6.204cm" svg:x="1.463cm" svg:y="2.163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6.204cm" svg:height="6.204cm" svg:x="1.463cm" svg:y="2.163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5.158cm" svg:height="5.17cm" svg:x="1.955cm" svg:y="2.68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5.946cm" svg:y1="7.387cm" svg:x2="6.255cm" svg:y2="7.851cm">
          <text:p text:style-name="P2"/>
        </draw:line>
        <draw:frame draw:style-name="gr6" draw:text-style-name="P3" draw:layer="layout" svg:width="1.459cm" svg:height="1.932cm" svg:x="8.741cm" svg:y="7.273cm">
          <draw:text-box>
            <text:p text:style-name="P2"><text:span text:style-name="T1">r</text:span><text:span text:style-name="T2">k</text:span></text:p>
          </draw:text-box>
        </draw:frame>
        <draw:frame draw:style-name="gr7" draw:text-style-name="P4" draw:layer="layout" svg:width="1cm" svg:height="1.081cm" svg:x="8.2cm" svg:y="7.4cm">
          <draw:text-box>
            <text:p text:style-name="P2"><text:span text:style-name="T3">D</text:span></text:p>
          </draw:text-box>
        </draw:frame>
        <draw:line draw:style-name="gr8" draw:text-style-name="P1" draw:layer="layout" svg:x1="9.167cm" svg:y1="7.63cm" svg:x2="6.255cm" svg:y2="7.63cm">
          <text:p text:style-name="P2"/>
        </draw:line>
        <draw:custom-shape draw:style-name="gr1" draw:text-style-name="P1" draw:layer="layout" svg:width="4.072cm" svg:height="4.114cm" svg:x="2.5cm" svg:y="3.226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6" draw:text-style-name="P3" draw:layer="layout" svg:width="1.939cm" svg:height="1.932cm" svg:x="5.64cm" svg:y="4.473cm">
          <draw:text-box>
            <text:p text:style-name="P2"><text:span text:style-name="T1">r</text:span><text:span text:style-name="T2">k</text:span><text:span text:style-name="T4">+1</text:span></text:p>
          </draw:text-box>
        </draw:frame>
        <draw:line draw:style-name="gr9" draw:text-style-name="P1" draw:layer="layout" svg:x1="4.565cm" svg:y1="5.265cm" svg:x2="7.113cm" svg:y2="6.879cm">
          <text:p text:style-name="P2"/>
        </draw:line>
        <draw:line draw:style-name="gr9" draw:text-style-name="P1" draw:layer="layout" svg:x1="4.566cm" svg:y1="5.266cm" svg:x2="6.862cm" svg:y2="1.5cm">
          <text:p text:style-name="P2"/>
        </draw:line>
        <draw:frame draw:style-name="gr10" draw:text-style-name="P3" draw:layer="layout" svg:width="2.8cm" svg:height="1.495cm" svg:x="3.3cm" svg:y="3.52cm">
          <draw:text-box>
            <text:p text:style-name="P2"><text:span text:style-name="T1">r</text:span><text:span text:style-name="T5">n</text:span><text:span text:style-name="T1">=R</text:span></text:p>
          </draw:text-box>
        </draw:frame>
        <draw:line draw:style-name="gr9" draw:text-style-name="P1" draw:layer="layout" svg:x1="4.565cm" svg:y1="5.266cm" svg:x2="8.159cm" svg:y2="4.37cm">
          <text:p text:style-name="P2"/>
        </draw:line>
        <draw:frame draw:style-name="gr6" draw:text-style-name="P3" draw:layer="layout" svg:width="1.939cm" svg:height="1.932cm" svg:x="5.041cm" svg:y="5.473cm">
          <draw:text-box>
            <text:p text:style-name="P2"><text:span text:style-name="T1">r</text:span><text:span text:style-name="T2">k</text:span></text:p>
          </draw:text-box>
        </draw:frame>
        <draw:line draw:style-name="gr9" draw:text-style-name="P1" draw:layer="layout" svg:x1="4.565cm" svg:y1="5.265cm" svg:x2="5.104cm" svg:y2="7.75cm">
          <text:p text:style-name="P2"/>
        </draw:line>
        <draw:frame draw:style-name="gr6" draw:text-style-name="P3" draw:layer="layout" svg:width="1.939cm" svg:height="1.932cm" svg:x="3.542cm" svg:y="5.673cm">
          <draw:text-box>
            <text:p text:style-name="P2"><text:span text:style-name="T1">r</text:span><text:span text:style-name="T2">k</text:span><text:span text:style-name="T6">-1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10cm" fo:page-height="10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</style:handout-master>
    <style:master-page style:name="標準" style:page-layout-name="PM1" draw:style-name="dp1">
      <draw:frame presentation:style-name="標準-title" draw:layer="backgroundobjects" svg:width="8.999cm" svg:height="1.669cm" svg:x="0.5cm" svg:y="0.398cm" presentation:class="title" presentation:placeholder="true">
        <draw:text-box/>
      </draw:frame>
      <draw:frame presentation:style-name="標準-outline1" draw:layer="backgroundobjects" svg:width="8.999cm" svg:height="6.599cm" svg:x="0.5cm" svg:y="2.34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9-12-20T11:09:46</dc:date>
    <meta:editing-cycles>11</meta:editing-cycles>
    <meta:editing-duration>PT1H25M10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